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0d2f74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d2f74" officeooo:paragraph-rsid="000d2f7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e62ba" officeooo:paragraph-rsid="000e62b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fb617" officeooo:paragraph-rsid="000fb61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d2f74" officeooo:paragraph-rsid="000d2f74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1b5cf" officeooo:paragraph-rsid="0011b5c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246af" officeooo:paragraph-rsid="001246af" style:font-size-asian="12.25pt" style:font-weight-asian="normal" style:font-size-complex="14pt" style:font-weight-complex="normal"/>
    </style:style>
    <style:style style:name="T1" style:family="text">
      <style:text-properties fo:font-size="18pt" fo:font-weight="bold" officeooo:rsid="000d2f74" style:font-size-asian="18pt" style:font-weight-asian="bold" style:font-size-complex="18pt" style:font-weight-complex="bold"/>
    </style:style>
    <style:style style:name="T2" style:family="text">
      <style:text-properties officeooo:rsid="001029e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The Last Reigns</text:span></text:p>
      <text:p text:style-name="P1">(nom provisoire à la noix)</text:p>
      <text:p text:style-name="P1"/>
      <text:p text:style-name="P2">Jeu de gestion de royaume/ rogue-like, tour par tour.</text:p>
      <text:p text:style-name="P3">Au bout d’un certain nombres de tours, une invasion commence. <text:s/>La survie du joueur dépend de sa façon de gérer le royaume lors des phases précédentes.</text:p>
      <text:p text:style-name="P3">S’il survit, on passe à la boucle de gameplay suivante. (la même mais en plus dur)</text:p>
      <text:p text:style-name="P3"/>
      <text:p text:style-name="P4"><text:span text:style-name="T2">4</text:span> statistiques : Nourriture, Bonheur, Puissance Militaire, <text:span text:style-name="T2">Argent</text:span></text:p>
      <text:p text:style-name="P4">Génération de map par seed (aléatoire contrôlé)</text:p>
      <text:p text:style-name="P4">Choix d’un leader avec des caractéristiques de départ différentes.</text:p>
      <text:p text:style-name="P2"/>
      <text:p text:style-name="P2">Aspect pixel-art minimaliste, interface épurée <text:span text:style-name="T3">SIMPLICITÉ !!!!!</text:span></text:p>
      <text:p text:style-name="P5"/>
      <text:p text:style-name="P2">Tour :<text:line-break/><text:span text:style-name="T3">Phase 1 :</text:span> <text:s/>Evenements avec 2 choix qui influent sur les statistiques du royaume.</text:p>
      <text:p text:style-name="P5">Phase 2 : <text:s/><text:span text:style-name="T4">Grille de jeu/ carte</text:span></text:p>
      <text:p text:style-name="P2"/>
      <text:p text:style-name="P6">Invasion : <text:line-break/>Vérification des statistiques et conséquences</text:p>
      <text:p text:style-name="P6"/>
      <text:p text:style-name="P6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08:48:10.960760800</meta:creation-date>
    <meta:generator>LibreOffice/25.2.5.2$Windows_X86_64 LibreOffice_project/03d19516eb2e1dd5d4ccd751a0d6f35f35e08022</meta:generator>
    <dc:date>2025-10-20T11:48:42.127641000</dc:date>
    <meta:editing-duration>PT1H2M</meta:editing-duration>
    <meta:editing-cycles>9</meta:editing-cycles>
    <meta:document-statistic meta:table-count="0" meta:image-count="0" meta:object-count="0" meta:page-count="1" meta:paragraph-count="12" meta:word-count="120" meta:character-count="747" meta:non-whitespace-character-count="630"/>
  </office:meta>
</office:document-meta>
</file>